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412" officeooo:paragraph-rsid="0015f412"/>
    </style:style>
    <style:style style:name="P2" style:family="paragraph" style:parent-style-name="Standard" style:list-style-name="L2">
      <style:text-properties officeooo:rsid="00161f5b" officeooo:paragraph-rsid="00161f5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ocument is and will be the brainstorming document for Fantom, which is the company’s name for our litter box products.</text:p>
      <text:list xml:id="list3555015309" text:style-name="L2">
        <text:list-item>
          <text:p text:style-name="P2">2023/03/10</text:p>
          <text:list>
            <text:list-item>
              <text:p text:style-name="P2">Had a talk with babe. There is nothing to lose. We will start working on our future company. T-2 count down starts now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0T12:52:16.849225618</meta:creation-date>
    <dc:date>2023-03-10T13:13:11.984286556</dc:date>
    <meta:editing-duration>PT7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47" meta:character-count="261" meta:non-whitespace-character-count="215"/>
  </office:meta>
</office:document-meta>
</file>